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P2" style:family="paragraph" style:parent-style-name="Standard">
      <style:text-properties fo:font-size="9pt" style:font-size-asian="7.84999990463257pt" style:font-size-complex="9pt"/>
    </style:style>
    <style:style style:name="T1" style:family="text">
      <style:text-properties fo:color="#bcbec4" loext:opacity="100%" fo:font-family="'JetBrains Mono'" style:font-pitch="variable" fo:font-size="10pt" fo:font-style="normal" fo:font-weight="normal" style:font-size-asian="10pt" style:font-style-asian="normal" style:font-weight-asian="normal"/>
    </style:style>
    <style:style style:name="T2" style:family="text">
      <style:text-properties fo:color="#7a7e85" loext:opacity="100%" fo:font-family="'JetBrains Mono'" style:font-pitch="variable" fo:font-size="10pt" fo:font-style="normal" fo:font-weight="normal" style:font-size-asian="10pt" style:font-style-asian="normal" style:font-weight-asian="normal"/>
    </style:style>
    <style:style style:name="T3" style:family="text">
      <style:text-properties fo:color="#cf8e6d" loext:opacity="100%" fo:font-family="'JetBrains Mono'" style:font-pitch="variable" fo:font-size="10pt" fo:font-style="normal" fo:font-weight="normal" style:font-size-asian="10pt" style:font-style-asian="normal" style:font-weight-asian="normal"/>
    </style:style>
    <style:style style:name="T4" style:family="text">
      <style:text-properties fo:color="#56a8f5" loext:opacity="100%" fo:font-family="'JetBrains Mono'" style:font-pitch="variable" fo:font-size="10pt" fo:font-style="normal" fo:font-weight="normal" style:font-size-asian="10pt" style:font-style-asian="normal" style:font-weight-asian="normal"/>
    </style:style>
    <style:style style:name="T5" style:family="text">
      <style:text-properties fo:color="#8888c6" loext:opacity="100%" fo:font-family="'JetBrains Mono'" style:font-pitch="variable" fo:font-size="10pt" fo:font-style="normal" fo:font-weight="normal" style:font-size-asian="10pt" style:font-style-asian="normal" style:font-weight-asian="normal"/>
    </style:style>
    <style:style style:name="T6" style:family="text">
      <style:text-properties fo:color="#6aab73" loext:opacity="100%" fo:font-family="'JetBrains Mono'" style:font-pitch="variable" fo:font-size="10pt" fo:font-style="normal" fo:font-weight="normal" style:font-size-asian="10pt" style:font-style-asian="normal" style:font-weight-asian="normal"/>
    </style:style>
    <style:style style:name="T7" style:family="text">
      <style:text-properties fo:color="#2aacb8" loext:opacity="100%" fo:font-family="'JetBrains Mono'" style:font-pitch="variable" fo:font-size="10pt" fo:font-style="normal" fo:font-weight="normal" style:font-size-asian="10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# Uma calculadora simples<text:line-break/></text:span><text:span text:style-name="T3">def </text:span><text:span text:style-name="T4">calculadora</text:span><text:span text:style-name="T1">():<text:line-break/> <text:s text:c="3"/></text:span><text:span text:style-name="T5">print</text:span><text:span text:style-name="T1">(</text:span><text:span text:style-name="T6">"Bem-vindo à calculadora!"</text:span><text:span text:style-name="T1">)<text:line-break/> <text:s text:c="3"/></text:span><text:span text:style-name="T5">print</text:span><text:span text:style-name="T1">(</text:span><text:span text:style-name="T6">"Escolha a operação:"</text:span><text:span text:style-name="T1">)<text:line-break/> <text:s text:c="3"/></text:span><text:span text:style-name="T5">print</text:span><text:span text:style-name="T1">(</text:span><text:span text:style-name="T6">"1 - Adição"</text:span><text:span text:style-name="T1">)<text:line-break/> <text:s text:c="3"/></text:span><text:span text:style-name="T5">print</text:span><text:span text:style-name="T1">(</text:span><text:span text:style-name="T6">"2 - Subtração"</text:span><text:span text:style-name="T1">)<text:line-break/> <text:s text:c="3"/></text:span><text:span text:style-name="T5">print</text:span><text:span text:style-name="T1">(</text:span><text:span text:style-name="T6">"3 - Multiplicação"</text:span><text:span text:style-name="T1">)<text:line-break/> <text:s text:c="3"/></text:span><text:span text:style-name="T5">print</text:span><text:span text:style-name="T1">(</text:span><text:span text:style-name="T6">"4 - Divisão"</text:span><text:span text:style-name="T1">)<text:line-break/><text:line-break/> <text:s text:c="3"/></text:span><text:span text:style-name="T2"># Escolher a operação<text:line-break/> <text:s text:c="3"/></text:span><text:span text:style-name="T1">operacao = </text:span><text:span text:style-name="T5">input</text:span><text:span text:style-name="T1">(</text:span><text:span text:style-name="T6">"Digite o número da operação desejada: "</text:span><text:span text:style-name="T1">)<text:line-break/><text:line-break/> <text:s text:c="3"/></text:span><text:span text:style-name="T3">if </text:span><text:span text:style-name="T1">operacao </text:span><text:span text:style-name="T3">in </text:span><text:span text:style-name="T1">[</text:span><text:span text:style-name="T6">'1'</text:span><text:span text:style-name="T1">, </text:span><text:span text:style-name="T6">'2'</text:span><text:span text:style-name="T1">, </text:span><text:span text:style-name="T6">'3'</text:span><text:span text:style-name="T1">, </text:span><text:span text:style-name="T6">'4'</text:span><text:span text:style-name="T1">]:<text:line-break/> <text:s text:c="7"/></text:span><text:span text:style-name="T2"># Pedir números ao usuário<text:line-break/> <text:s text:c="7"/></text:span><text:span text:style-name="T1">num1 = </text:span><text:span text:style-name="T5">float</text:span><text:span text:style-name="T1">(</text:span><text:span text:style-name="T5">input</text:span><text:span text:style-name="T1">(</text:span><text:span text:style-name="T6">"Digite o primeiro número: "</text:span><text:span text:style-name="T1">))<text:line-break/> <text:s text:c="7"/>num2 = </text:span><text:span text:style-name="T5">float</text:span><text:span text:style-name="T1">(</text:span><text:span text:style-name="T5">input</text:span><text:span text:style-name="T1">(</text:span><text:span text:style-name="T6">"Digite o segundo número: "</text:span><text:span text:style-name="T1">))<text:line-break/><text:line-break/> <text:s text:c="7"/></text:span><text:span text:style-name="T2"># Realizar a operação<text:line-break/> <text:s text:c="7"/></text:span><text:span text:style-name="T3">if </text:span><text:span text:style-name="T1">operacao == </text:span><text:span text:style-name="T6">'1'</text:span><text:span text:style-name="T1">:<text:line-break/> <text:s text:c="11"/>resultado = num1 + num2<text:line-break/> <text:s text:c="11"/></text:span><text:span text:style-name="T5">print</text:span><text:span text:style-name="T1">(</text:span><text:span text:style-name="T6">f"Resultado: </text:span><text:span text:style-name="T3">{</text:span><text:span text:style-name="T1">num1</text:span><text:span text:style-name="T3">}</text:span><text:span text:style-name="T6"> + </text:span><text:span text:style-name="T3">{</text:span><text:span text:style-name="T1">num2</text:span><text:span text:style-name="T3">}</text:span><text:span text:style-name="T6"> = </text:span><text:span text:style-name="T3">{</text:span><text:span text:style-name="T1">resultado</text:span><text:span text:style-name="T3">}</text:span><text:span text:style-name="T6">"</text:span><text:span text:style-name="T1">)<text:line-break/> <text:s text:c="7"/></text:span><text:span text:style-name="T3">elif </text:span><text:span text:style-name="T1">operacao == </text:span><text:span text:style-name="T6">'2'</text:span><text:span text:style-name="T1">:<text:line-break/> <text:s text:c="11"/>resultado = num1 - num2<text:line-break/> <text:s text:c="11"/></text:span><text:span text:style-name="T5">print</text:span><text:span text:style-name="T1">(</text:span><text:span text:style-name="T6">f"Resultado: </text:span><text:span text:style-name="T3">{</text:span><text:span text:style-name="T1">num1</text:span><text:span text:style-name="T3">}</text:span><text:span text:style-name="T6"> - </text:span><text:span text:style-name="T3">{</text:span><text:span text:style-name="T1">num2</text:span><text:span text:style-name="T3">}</text:span><text:span text:style-name="T6"> = </text:span><text:span text:style-name="T3">{</text:span><text:span text:style-name="T1">resultado</text:span><text:span text:style-name="T3">}</text:span><text:span text:style-name="T6">"</text:span><text:span text:style-name="T1">)<text:line-break/> <text:s text:c="7"/></text:span><text:span text:style-name="T3">elif </text:span><text:span text:style-name="T1">operacao == </text:span><text:span text:style-name="T6">'3'</text:span><text:span text:style-name="T1">:<text:line-break/> <text:s text:c="11"/>resultado = num1 * num2<text:line-break/> <text:s text:c="11"/></text:span><text:span text:style-name="T5">print</text:span><text:span text:style-name="T1">(</text:span><text:span text:style-name="T6">f"Resultado: </text:span><text:span text:style-name="T3">{</text:span><text:span text:style-name="T1">num1</text:span><text:span text:style-name="T3">}</text:span><text:span text:style-name="T6"> * </text:span><text:span text:style-name="T3">{</text:span><text:span text:style-name="T1">num2</text:span><text:span text:style-name="T3">}</text:span><text:span text:style-name="T6"> = </text:span><text:span text:style-name="T3">{</text:span><text:span text:style-name="T1">resultado</text:span><text:span text:style-name="T3">}</text:span><text:span text:style-name="T6">"</text:span><text:span text:style-name="T1">)<text:line-break/> <text:s text:c="7"/></text:span><text:span text:style-name="T3">elif </text:span><text:span text:style-name="T1">operacao == </text:span><text:span text:style-name="T6">'4'</text:span><text:span text:style-name="T1">:<text:line-break/> <text:s text:c="11"/></text:span><text:span text:style-name="T3">if </text:span><text:span text:style-name="T1">num2 != </text:span><text:span text:style-name="T7">0</text:span><text:span text:style-name="T1">:<text:line-break/> <text:s text:c="15"/>resultado = num1 / num2<text:line-break/> <text:s text:c="15"/></text:span><text:span text:style-name="T5">print</text:span><text:span text:style-name="T1">(</text:span><text:span text:style-name="T6">f"Resultado: </text:span><text:span text:style-name="T3">{</text:span><text:span text:style-name="T1">num1</text:span><text:span text:style-name="T3">}</text:span><text:span text:style-name="T6"> / </text:span><text:span text:style-name="T3">{</text:span><text:span text:style-name="T1">num2</text:span><text:span text:style-name="T3">}</text:span><text:span text:style-name="T6"> = </text:span><text:span text:style-name="T3">{</text:span><text:span text:style-name="T1">resultado</text:span><text:span text:style-name="T3">}</text:span><text:span text:style-name="T6">"</text:span><text:span text:style-name="T1">)<text:line-break/> <text:s text:c="11"/></text:span><text:span text:style-name="T3">else</text:span><text:span text:style-name="T1">:<text:line-break/> <text:s text:c="15"/></text:span><text:span text:style-name="T5">print</text:span><text:span text:style-name="T1">(</text:span><text:span text:style-name="T6">"Erro: Divisão por zero!"</text:span><text:span text:style-name="T1">)<text:line-break/> <text:s text:c="3"/></text:span><text:span text:style-name="T3">else</text:span><text:span text:style-name="T1">:<text:line-break/> <text:s text:c="7"/></text:span><text:span text:style-name="T5">print</text:span><text:span text:style-name="T1">(</text:span><text:span text:style-name="T6">"Operação inválida. Tente novamente."</text:span><text:span text:style-name="T1">)<text:line-break/><text:line-break/></text:span><text:span text:style-name="T2"># Chamar a função<text:line-break/></text:span><text:span text:style-name="T1">calculadora()<text:line-break/>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16T12:36:27.251111900</meta:creation-date>
    <dc:date>2025-02-16T12:44:18.656245600</dc:date>
    <meta:editing-duration>PT7M52S</meta:editing-duration>
    <meta:editing-cycles>1</meta:editing-cycles>
    <meta:document-statistic meta:table-count="0" meta:image-count="0" meta:object-count="0" meta:page-count="1" meta:paragraph-count="1" meta:word-count="146" meta:character-count="1247" meta:non-whitespace-character-count="841"/>
    <meta:generator>LibreOffice/25.2.0.3$Windows_X86_64 LibreOffice_project/e1cf4a87eb02d755bce1a01209907ea5ddc8f069</meta:generator>
  </office:meta>
</office:document-meta>
</file>